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6.65mm"/>
    </style:style>
    <style:style style:name="co10" style:family="table-column">
      <style:table-column-properties fo:break-before="auto" style:column-width="61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1.4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2"/>
    <style:style style:name="ce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" style:family="table-cell" style:parent-style-name="Default" style:data-style-name="N107"/>
    <style:style style:name="ce4" style:family="table-cell" style:parent-style-name="Default" style:data-style-name="N104"/>
    <style:style style:name="ce5" style:family="table-cell" style:parent-style-name="Default" style:data-style-name="N108"/>
    <style:style style:name="ce6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8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1e90ff"/>
    </style:style>
    <style:style style:name="ce1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5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5" style:family="table-cell" style:parent-style-name="Default">
      <style:table-cell-properties fo:background-color="#ff8c00"/>
    </style:style>
    <style:style style:name="ce2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7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26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27" style:family="table-cell" style:parent-style-name="Default">
      <style:table-cell-properties fo:background-color="#ffff00"/>
    </style:style>
    <style:style style:name="ce2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9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0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3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34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7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3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3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42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4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4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4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57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number-columns-repeated="6" table:default-cell-style-name="Default"/>
        <table:table-column table:style-name="co9" table:default-cell-style-name="ce18"/>
        <table:table-column table:style-name="co9" table:number-columns-repeated="6" table:default-cell-style-name="Default"/>
        <table:table-column table:style-name="co9" table:default-cell-style-name="ce18"/>
        <table:table-column table:style-name="co9" table:number-columns-repeated="6" table:default-cell-style-name="Default"/>
        <table:table-column table:style-name="co9" table:default-cell-style-name="ce18"/>
        <table:table-column table:style-name="co9" table:number-columns-repeated="6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9" table:default-cell-style-name="ce9"/>
        <table:table-column table:style-name="co9" table:number-columns-repeated="5" table:default-cell-style-name="Default"/>
        <table:table-column table:style-name="co9" table:default-cell-style-name="ce18"/>
        <table:table-column table:style-name="co4" table:number-columns-repeated="923" table:default-cell-style-name="Default"/>
        <table:table-row table:style-name="ro1">
          <table:table-cell table:style-name="ce1" table:number-columns-repeated="10"/>
          <table:table-cell table:style-name="ce6" office:value-type="string" calcext:value-type="string">
            <text:p>KW14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15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16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17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18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19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0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1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2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3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4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5</text:p>
          </table:table-cell>
          <table:table-cell table:style-name="ce1" table:number-columns-repeated="5"/>
          <table:table-cell table:style-name="ce15"/>
          <table:table-cell table:style-name="ce6" office:value-type="string" calcext:value-type="string">
            <text:p>KW26</text:p>
          </table:table-cell>
          <table:table-cell table:style-name="ce1" table:number-columns-repeated="5"/>
          <table:table-cell table:style-name="ce15"/>
          <table:table-cell table:style-name="ce1" table:number-columns-repeated="923"/>
        </table:table-row>
        <table:table-row table:style-name="ro2">
          <table:table-cell table:style-name="ce2" table:number-columns-repeated="10"/>
          <table:table-cell table:style-name="ce7" office:value-type="date" office:date-value="2019-04-01" calcext:value-type="date">
            <text:p>Mo <text:s/>01.04.19</text:p>
          </table:table-cell>
          <table:table-cell table:style-name="ce11" table:formula="of:=[.K2]+1" office:value-type="date" office:date-value="2019-04-02" calcext:value-type="date">
            <text:p>Di <text:s/>02.04.19</text:p>
          </table:table-cell>
          <table:table-cell table:style-name="ce11" table:formula="of:=[.L2]+1" office:value-type="date" office:date-value="2019-04-03" calcext:value-type="date">
            <text:p>Mi <text:s/>03.04.19</text:p>
          </table:table-cell>
          <table:table-cell table:style-name="ce11" table:formula="of:=[.M2]+1" office:value-type="date" office:date-value="2019-04-04" calcext:value-type="date">
            <text:p>Do <text:s/>04.04.19</text:p>
          </table:table-cell>
          <table:table-cell table:style-name="ce11" table:formula="of:=[.N2]+1" office:value-type="date" office:date-value="2019-04-05" calcext:value-type="date">
            <text:p>Fr <text:s/>05.04.19</text:p>
          </table:table-cell>
          <table:table-cell table:style-name="ce14" table:formula="of:=[.O2]+1" office:value-type="date" office:date-value="2019-04-06" calcext:value-type="date">
            <text:p>Sa <text:s/>06.04.19</text:p>
          </table:table-cell>
          <table:table-cell table:style-name="ce16" table:formula="of:=[.P2]+1" office:value-type="date" office:date-value="2019-04-07" calcext:value-type="date">
            <text:p>So <text:s/>07.04.19</text:p>
          </table:table-cell>
          <table:table-cell table:style-name="ce19" table:formula="of:=[.Q2]+1" office:value-type="date" office:date-value="2019-04-08" calcext:value-type="date">
            <text:p>Mo <text:s/>08.04.19</text:p>
          </table:table-cell>
          <table:table-cell table:style-name="ce20" table:formula="of:=[.R2]+1" office:value-type="date" office:date-value="2019-04-09" calcext:value-type="date">
            <text:p>Di <text:s/>09.04.19</text:p>
          </table:table-cell>
          <table:table-cell table:style-name="ce20" table:formula="of:=[.S2]+1" office:value-type="date" office:date-value="2019-04-10" calcext:value-type="date">
            <text:p>Mi <text:s/>10.04.19</text:p>
          </table:table-cell>
          <table:table-cell table:style-name="ce20" table:formula="of:=[.T2]+1" office:value-type="date" office:date-value="2019-04-11" calcext:value-type="date">
            <text:p>Do <text:s/>11.04.19</text:p>
          </table:table-cell>
          <table:table-cell table:style-name="ce20" table:formula="of:=[.U2]+1" office:value-type="date" office:date-value="2019-04-12" calcext:value-type="date">
            <text:p>Fr <text:s/>12.04.19</text:p>
          </table:table-cell>
          <table:table-cell table:style-name="ce21" table:formula="of:=[.V2]+1" office:value-type="date" office:date-value="2019-04-13" calcext:value-type="date">
            <text:p>Sa <text:s/>13.04.19</text:p>
          </table:table-cell>
          <table:table-cell table:style-name="ce22" table:formula="of:=[.W2]+1" office:value-type="date" office:date-value="2019-04-14" calcext:value-type="date">
            <text:p>So <text:s/>14.04.19</text:p>
          </table:table-cell>
          <table:table-cell table:style-name="ce11" table:formula="of:=[.X2]+1" office:value-type="date" office:date-value="2019-04-15" calcext:value-type="date">
            <text:p>Mo <text:s/>15.04.19</text:p>
          </table:table-cell>
          <table:table-cell table:style-name="ce11" table:formula="of:=[.Y2]+1" office:value-type="date" office:date-value="2019-04-16" calcext:value-type="date">
            <text:p>Di <text:s/>16.04.19</text:p>
          </table:table-cell>
          <table:table-cell table:style-name="ce11" table:formula="of:=[.Z2]+1" office:value-type="date" office:date-value="2019-04-17" calcext:value-type="date">
            <text:p>Mi <text:s/>17.04.19</text:p>
          </table:table-cell>
          <table:table-cell table:style-name="ce11" table:formula="of:=[.AA2]+1" office:value-type="date" office:date-value="2019-04-18" calcext:value-type="date">
            <text:p>Do <text:s/>18.04.19</text:p>
          </table:table-cell>
          <table:table-cell table:style-name="ce11" table:formula="of:=[.AB2]+1" office:value-type="date" office:date-value="2019-04-19" calcext:value-type="date">
            <text:p>Fr <text:s/>19.04.19</text:p>
          </table:table-cell>
          <table:table-cell table:style-name="ce11" table:formula="of:=[.AC2]+1" office:value-type="date" office:date-value="2019-04-20" calcext:value-type="date">
            <text:p>Sa <text:s/>20.04.19</text:p>
          </table:table-cell>
          <table:table-cell table:style-name="ce23" table:formula="of:=[.AD2]+1" office:value-type="date" office:date-value="2019-04-21" calcext:value-type="date">
            <text:p>So <text:s/>21.04.19</text:p>
          </table:table-cell>
          <table:table-cell table:style-name="ce11" table:formula="of:=[.AE2]+1" office:value-type="date" office:date-value="2019-04-22" calcext:value-type="date">
            <text:p>Mo <text:s/>22.04.19</text:p>
          </table:table-cell>
          <table:table-cell table:style-name="ce11" table:formula="of:=[.AF2]+1" office:value-type="date" office:date-value="2019-04-23" calcext:value-type="date">
            <text:p>Di <text:s/>23.04.19</text:p>
          </table:table-cell>
          <table:table-cell table:style-name="ce11" table:formula="of:=[.AG2]+1" office:value-type="date" office:date-value="2019-04-24" calcext:value-type="date">
            <text:p>Mi <text:s/>24.04.19</text:p>
          </table:table-cell>
          <table:table-cell table:style-name="ce11" table:formula="of:=[.AH2]+1" office:value-type="date" office:date-value="2019-04-25" calcext:value-type="date">
            <text:p>Do <text:s/>25.04.19</text:p>
          </table:table-cell>
          <table:table-cell table:style-name="ce11" table:formula="of:=[.AI2]+1" office:value-type="date" office:date-value="2019-04-26" calcext:value-type="date">
            <text:p>Fr <text:s/>26.04.19</text:p>
          </table:table-cell>
          <table:table-cell table:style-name="ce11" table:formula="of:=[.AJ2]+1" office:value-type="date" office:date-value="2019-04-27" calcext:value-type="date">
            <text:p>Sa <text:s/>27.04.19</text:p>
          </table:table-cell>
          <table:table-cell table:style-name="ce24" table:formula="of:=[.AK2]+1" office:value-type="date" office:date-value="2019-04-28" calcext:value-type="date">
            <text:p>So <text:s/>28.04.19</text:p>
          </table:table-cell>
          <table:table-cell table:style-name="ce11" table:formula="of:=[.AL2]+1" office:value-type="date" office:date-value="2019-04-29" calcext:value-type="date">
            <text:p>Mo <text:s/>29.04.19</text:p>
          </table:table-cell>
          <table:table-cell table:style-name="ce11" table:formula="of:=[.AM2]+1" office:value-type="date" office:date-value="2019-04-30" calcext:value-type="date">
            <text:p>Di <text:s/>30.04.19</text:p>
          </table:table-cell>
          <table:table-cell table:style-name="ce11" table:formula="of:=[.AN2]+1" office:value-type="date" office:date-value="2019-05-01" calcext:value-type="date">
            <text:p>Mi <text:s/>01.05.19</text:p>
          </table:table-cell>
          <table:table-cell table:style-name="ce11" table:formula="of:=[.AO2]+1" office:value-type="date" office:date-value="2019-05-02" calcext:value-type="date">
            <text:p>Do <text:s/>02.05.19</text:p>
          </table:table-cell>
          <table:table-cell table:style-name="ce11" table:formula="of:=[.AP2]+1" office:value-type="date" office:date-value="2019-05-03" calcext:value-type="date">
            <text:p>Fr <text:s/>03.05.19</text:p>
          </table:table-cell>
          <table:table-cell table:style-name="ce11" table:formula="of:=[.AQ2]+1" office:value-type="date" office:date-value="2019-05-04" calcext:value-type="date">
            <text:p>Sa <text:s/>04.05.19</text:p>
          </table:table-cell>
          <table:table-cell table:style-name="ce26" table:formula="of:=[.AR2]+1" office:value-type="date" office:date-value="2019-05-05" calcext:value-type="date">
            <text:p>So <text:s/>05.05.19</text:p>
          </table:table-cell>
          <table:table-cell table:style-name="ce11" table:formula="of:=[.AS2]+1" office:value-type="date" office:date-value="2019-05-06" calcext:value-type="date">
            <text:p>Mo <text:s/>06.05.19</text:p>
          </table:table-cell>
          <table:table-cell table:style-name="ce11" table:formula="of:=[.AT2]+1" office:value-type="date" office:date-value="2019-05-07" calcext:value-type="date">
            <text:p>Di <text:s/>07.05.19</text:p>
          </table:table-cell>
          <table:table-cell table:style-name="ce11" table:formula="of:=[.AU2]+1" office:value-type="date" office:date-value="2019-05-08" calcext:value-type="date">
            <text:p>Mi <text:s/>08.05.19</text:p>
          </table:table-cell>
          <table:table-cell table:style-name="ce11" table:formula="of:=[.AV2]+1" office:value-type="date" office:date-value="2019-05-09" calcext:value-type="date">
            <text:p>Do <text:s/>09.05.19</text:p>
          </table:table-cell>
          <table:table-cell table:style-name="ce126" table:formula="of:=[.AW2]+1" office:value-type="date" office:date-value="2019-05-10" calcext:value-type="date">
            <text:p>Fr <text:s/>10.05.19</text:p>
          </table:table-cell>
          <table:table-cell table:style-name="ce11" table:formula="of:=[.AX2]+1" office:value-type="date" office:date-value="2019-05-11" calcext:value-type="date">
            <text:p>Sa <text:s/>11.05.19</text:p>
          </table:table-cell>
          <table:table-cell table:style-name="ce28" table:formula="of:=[.AY2]+1" office:value-type="date" office:date-value="2019-05-12" calcext:value-type="date">
            <text:p>So <text:s/>12.05.19</text:p>
          </table:table-cell>
          <table:table-cell table:style-name="ce29" table:formula="of:=[.AZ2]+1" office:value-type="date" office:date-value="2019-05-13" calcext:value-type="date">
            <text:p>Mo <text:s/>13.05.19</text:p>
          </table:table-cell>
          <table:table-cell table:style-name="ce31" table:formula="of:=[.BA2]+1" office:value-type="date" office:date-value="2019-05-14" calcext:value-type="date">
            <text:p>Di <text:s/>14.05.19</text:p>
          </table:table-cell>
          <table:table-cell table:style-name="ce31" table:formula="of:=[.BB2]+1" office:value-type="date" office:date-value="2019-05-15" calcext:value-type="date">
            <text:p>Mi <text:s/>15.05.19</text:p>
          </table:table-cell>
          <table:table-cell table:style-name="ce31" table:formula="of:=[.BC2]+1" office:value-type="date" office:date-value="2019-05-16" calcext:value-type="date">
            <text:p>Do <text:s/>16.05.19</text:p>
          </table:table-cell>
          <table:table-cell table:style-name="ce31" table:formula="of:=[.BD2]+1" office:value-type="date" office:date-value="2019-05-17" calcext:value-type="date">
            <text:p>Fr <text:s/>17.05.19</text:p>
          </table:table-cell>
          <table:table-cell table:style-name="ce32" table:formula="of:=[.BE2]+1" office:value-type="date" office:date-value="2019-05-18" calcext:value-type="date">
            <text:p>Sa <text:s/>18.05.19</text:p>
          </table:table-cell>
          <table:table-cell table:style-name="ce33" table:formula="of:=[.BF2]+1" office:value-type="date" office:date-value="2019-05-19" calcext:value-type="date">
            <text:p>So <text:s/>19.05.19</text:p>
          </table:table-cell>
          <table:table-cell table:style-name="ce34" table:formula="of:=[.BG2]+1" office:value-type="date" office:date-value="2019-05-20" calcext:value-type="date">
            <text:p>Mo <text:s/>20.05.19</text:p>
          </table:table-cell>
          <table:table-cell table:style-name="ce35" table:formula="of:=[.BH2]+1" office:value-type="date" office:date-value="2019-05-21" calcext:value-type="date">
            <text:p>Di <text:s/>21.05.19</text:p>
          </table:table-cell>
          <table:table-cell table:style-name="ce35" table:formula="of:=[.BI2]+1" office:value-type="date" office:date-value="2019-05-22" calcext:value-type="date">
            <text:p>Mi <text:s/>22.05.19</text:p>
          </table:table-cell>
          <table:table-cell table:style-name="ce35" table:formula="of:=[.BJ2]+1" office:value-type="date" office:date-value="2019-05-23" calcext:value-type="date">
            <text:p>Do <text:s/>23.05.19</text:p>
          </table:table-cell>
          <table:table-cell table:style-name="ce35" table:formula="of:=[.BK2]+1" office:value-type="date" office:date-value="2019-05-24" calcext:value-type="date">
            <text:p>Fr <text:s/>24.05.19</text:p>
          </table:table-cell>
          <table:table-cell table:style-name="ce36" table:formula="of:=[.BL2]+1" office:value-type="date" office:date-value="2019-05-25" calcext:value-type="date">
            <text:p>Sa <text:s/>25.05.19</text:p>
          </table:table-cell>
          <table:table-cell table:style-name="ce37" table:formula="of:=[.BM2]+1" office:value-type="date" office:date-value="2019-05-26" calcext:value-type="date">
            <text:p>So <text:s/>26.05.19</text:p>
          </table:table-cell>
          <table:table-cell table:style-name="ce38" table:formula="of:=[.BN2]+1" office:value-type="date" office:date-value="2019-05-27" calcext:value-type="date">
            <text:p>Mo <text:s/>27.05.19</text:p>
          </table:table-cell>
          <table:table-cell table:style-name="ce39" table:formula="of:=[.BO2]+1" office:value-type="date" office:date-value="2019-05-28" calcext:value-type="date">
            <text:p>Di <text:s/>28.05.19</text:p>
          </table:table-cell>
          <table:table-cell table:style-name="ce39" table:formula="of:=[.BP2]+1" office:value-type="date" office:date-value="2019-05-29" calcext:value-type="date">
            <text:p>Mi <text:s/>29.05.19</text:p>
          </table:table-cell>
          <table:table-cell table:style-name="ce39" table:formula="of:=[.BQ2]+1" office:value-type="date" office:date-value="2019-05-30" calcext:value-type="date">
            <text:p>Do <text:s/>30.05.19</text:p>
          </table:table-cell>
          <table:table-cell table:style-name="ce39" table:formula="of:=[.BR2]+1" office:value-type="date" office:date-value="2019-05-31" calcext:value-type="date">
            <text:p>Fr <text:s/>31.05.19</text:p>
          </table:table-cell>
          <table:table-cell table:style-name="ce40" table:formula="of:=[.BS2]+1" office:value-type="date" office:date-value="2019-06-01" calcext:value-type="date">
            <text:p>Sa <text:s/>01.06.19</text:p>
          </table:table-cell>
          <table:table-cell table:style-name="ce41" table:formula="of:=[.BT2]+1" office:value-type="date" office:date-value="2019-06-02" calcext:value-type="date">
            <text:p>So <text:s/>02.06.19</text:p>
          </table:table-cell>
          <table:table-cell table:style-name="ce42" table:formula="of:=[.BU2]+1" office:value-type="date" office:date-value="2019-06-03" calcext:value-type="date">
            <text:p>Mo <text:s/>03.06.19</text:p>
          </table:table-cell>
          <table:table-cell table:style-name="ce43" table:formula="of:=[.BV2]+1" office:value-type="date" office:date-value="2019-06-04" calcext:value-type="date">
            <text:p>Di <text:s/>04.06.19</text:p>
          </table:table-cell>
          <table:table-cell table:style-name="ce43" table:formula="of:=[.BW2]+1" office:value-type="date" office:date-value="2019-06-05" calcext:value-type="date">
            <text:p>Mi <text:s/>05.06.19</text:p>
          </table:table-cell>
          <table:table-cell table:style-name="ce43" table:formula="of:=[.BX2]+1" office:value-type="date" office:date-value="2019-06-06" calcext:value-type="date">
            <text:p>Do <text:s/>06.06.19</text:p>
          </table:table-cell>
          <table:table-cell table:style-name="ce43" table:formula="of:=[.BY2]+1" office:value-type="date" office:date-value="2019-06-07" calcext:value-type="date">
            <text:p>Fr <text:s/>07.06.19</text:p>
          </table:table-cell>
          <table:table-cell table:style-name="ce44" table:formula="of:=[.BZ2]+1" office:value-type="date" office:date-value="2019-06-08" calcext:value-type="date">
            <text:p>Sa <text:s/>08.06.19</text:p>
          </table:table-cell>
          <table:table-cell table:style-name="ce45" table:formula="of:=[.CA2]+1" office:value-type="date" office:date-value="2019-06-09" calcext:value-type="date">
            <text:p>So <text:s/>09.06.19</text:p>
          </table:table-cell>
          <table:table-cell table:style-name="ce46" table:formula="of:=[.CB2]+1" office:value-type="date" office:date-value="2019-06-10" calcext:value-type="date">
            <text:p>Mo <text:s/>10.06.19</text:p>
          </table:table-cell>
          <table:table-cell table:style-name="ce47" table:formula="of:=[.CC2]+1" office:value-type="date" office:date-value="2019-06-11" calcext:value-type="date">
            <text:p>Di <text:s/>11.06.19</text:p>
          </table:table-cell>
          <table:table-cell table:style-name="ce47" table:formula="of:=[.CD2]+1" office:value-type="date" office:date-value="2019-06-12" calcext:value-type="date">
            <text:p>Mi <text:s/>12.06.19</text:p>
          </table:table-cell>
          <table:table-cell table:style-name="ce47" table:formula="of:=[.CE2]+1" office:value-type="date" office:date-value="2019-06-13" calcext:value-type="date">
            <text:p>Do <text:s/>13.06.19</text:p>
          </table:table-cell>
          <table:table-cell table:style-name="ce47" table:formula="of:=[.CF2]+1" office:value-type="date" office:date-value="2019-06-14" calcext:value-type="date">
            <text:p>Fr <text:s/>14.06.19</text:p>
          </table:table-cell>
          <table:table-cell table:style-name="ce48" table:formula="of:=[.CG2]+1" office:value-type="date" office:date-value="2019-06-15" calcext:value-type="date">
            <text:p>Sa <text:s/>15.06.19</text:p>
          </table:table-cell>
          <table:table-cell table:style-name="ce49" table:formula="of:=[.CH2]+1" office:value-type="date" office:date-value="2019-06-16" calcext:value-type="date">
            <text:p>So <text:s/>16.06.19</text:p>
          </table:table-cell>
          <table:table-cell table:style-name="ce50" table:formula="of:=[.CI2]+1" office:value-type="date" office:date-value="2019-06-17" calcext:value-type="date">
            <text:p>Mo <text:s/>17.06.19</text:p>
          </table:table-cell>
          <table:table-cell table:style-name="ce51" table:formula="of:=[.CJ2]+1" office:value-type="date" office:date-value="2019-06-18" calcext:value-type="date">
            <text:p>Di <text:s/>18.06.19</text:p>
          </table:table-cell>
          <table:table-cell table:style-name="ce51" table:formula="of:=[.CK2]+1" office:value-type="date" office:date-value="2019-06-19" calcext:value-type="date">
            <text:p>Mi <text:s/>19.06.19</text:p>
          </table:table-cell>
          <table:table-cell table:style-name="ce51" table:formula="of:=[.CL2]+1" office:value-type="date" office:date-value="2019-06-20" calcext:value-type="date">
            <text:p>Do <text:s/>20.06.19</text:p>
          </table:table-cell>
          <table:table-cell table:style-name="ce51" table:formula="of:=[.CM2]+1" office:value-type="date" office:date-value="2019-06-21" calcext:value-type="date">
            <text:p>Fr <text:s/>21.06.19</text:p>
          </table:table-cell>
          <table:table-cell table:style-name="ce52" table:formula="of:=[.CN2]+1" office:value-type="date" office:date-value="2019-06-22" calcext:value-type="date">
            <text:p>Sa <text:s/>22.06.19</text:p>
          </table:table-cell>
          <table:table-cell table:style-name="ce53" table:formula="of:=[.CO2]+1" office:value-type="date" office:date-value="2019-06-23" calcext:value-type="date">
            <text:p>So <text:s/>23.06.19</text:p>
          </table:table-cell>
          <table:table-cell table:style-name="ce54" table:formula="of:=[.CP2]+1" office:value-type="date" office:date-value="2019-06-24" calcext:value-type="date">
            <text:p>Mo <text:s/>24.06.19</text:p>
          </table:table-cell>
          <table:table-cell table:style-name="ce55" table:formula="of:=[.CQ2]+1" office:value-type="date" office:date-value="2019-06-25" calcext:value-type="date">
            <text:p>Di <text:s/>25.06.19</text:p>
          </table:table-cell>
          <table:table-cell table:style-name="ce55" table:formula="of:=[.CR2]+1" office:value-type="date" office:date-value="2019-06-26" calcext:value-type="date">
            <text:p>Mi <text:s/>26.06.19</text:p>
          </table:table-cell>
          <table:table-cell table:style-name="ce55" table:formula="of:=[.CS2]+1" office:value-type="date" office:date-value="2019-06-27" calcext:value-type="date">
            <text:p>Do <text:s/>27.06.19</text:p>
          </table:table-cell>
          <table:table-cell table:style-name="ce55" table:formula="of:=[.CT2]+1" office:value-type="date" office:date-value="2019-06-28" calcext:value-type="date">
            <text:p>Fr <text:s/>28.06.19</text:p>
          </table:table-cell>
          <table:table-cell table:style-name="ce56" table:formula="of:=[.CU2]+1" office:value-type="date" office:date-value="2019-06-29" calcext:value-type="date">
            <text:p>Sa <text:s/>29.06.19</text:p>
          </table:table-cell>
          <table:table-cell table:style-name="ce57" table:formula="of:=[.CV2]+1" office:value-type="date" office:date-value="2019-06-30" calcext:value-type="date">
            <text:p>So <text:s/>30.06.19</text:p>
          </table:table-cell>
          <table:table-cell table:style-name="ce2" table:number-columns-repeated="923"/>
        </table:table-row>
        <table:table-row table:style-name="ro3">
          <table:table-cell table:number-columns-repeated="4"/>
          <table:table-cell table:style-name="ce4" table:number-columns-repeated="2"/>
          <table:table-cell table:number-columns-repeated="4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12" table:number-columns-repeated="3"/>
          <table:table-cell table:number-columns-repeated="3"/>
          <table:table-cell table:style-name="ce17"/>
          <table:table-cell table:number-columns-repeated="6"/>
          <table:table-cell table:style-name="ce17"/>
          <table:table-cell table:number-columns-repeated="6"/>
          <table:table-cell table:style-name="ce17"/>
          <table:table-cell table:number-columns-repeated="6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style-name="ce8"/>
          <table:table-cell table:style-name="ce12" table:number-columns-repeated="5"/>
          <table:table-cell table:style-name="ce17"/>
          <table:table-cell table:number-columns-repeated="923"/>
        </table:table-row>
        <table:table-row table:style-name="ro3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4" office:value-type="currency" office:currency="CHF" office:value="75" calcext:value-type="currency">
            <text:p>CHF 75.00</text:p>
          </table:table-cell>
          <table:table-cell table:style-name="ce4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ückbau</text:p>
          </table:table-cell>
          <table:table-cell/>
          <table:table-cell table:style-name="ce3" office:value-type="float" office:value="24" calcext:value-type="float">
            <text:p>24.0 h</text:p>
          </table:table-cell>
          <table:table-cell table:style-name="ce4" table:formula="of:=h_*[.D6]" office:value-type="currency" office:currency="CHF" office:value="1800" calcext:value-type="currency">
            <text:p>CHF 1'800.00</text:p>
          </table:table-cell>
          <table:table-cell table:style-name="ce5" office:value-type="float" office:value="0.2" calcext:value-type="float">
            <text:p>0.2</text:p>
          </table:table-cell>
          <table:table-cell table:style-name="ce4" table:formula="of:=0.2*[.E6]" office:value-type="currency" office:currency="CHF" office:value="360" calcext:value-type="currency">
            <text:p>CHF 360.00</text:p>
          </table:table-cell>
          <table:table-cell table:style-name="ce4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0" office:value-type="string" calcext:value-type="string">
            <text:p>Rückbau</text:p>
          </table:table-cell>
          <table:table-cell table:style-name="ce13" table:number-columns-repeated="5"/>
          <table:table-cell table:number-columns-repeated="1008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C Wand</text:p>
          </table:table-cell>
          <table:table-cell/>
          <table:table-cell table:style-name="ce3" office:value-type="float" office:value="16" calcext:value-type="float">
            <text:p>16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9"/>
          <table:table-cell table:style-name="Default"/>
          <table:table-cell table:style-name="ce10" office:value-type="string" calcext:value-type="string">
            <text:p>WC Wand ½</text:p>
          </table:table-cell>
          <table:table-cell table:style-name="ce13" table:number-columns-repeated="2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WC Spühlkasten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14"/>
          <table:table-cell table:style-name="ce13" office:value-type="string" calcext:value-type="string">
            <text:p>Spühlkasten</text:p>
          </table:table-cell>
          <table:table-cell/>
          <table:table-cell table:style-name="ce13"/>
          <table:table-cell table:number-columns-repeated="999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nitär</text:p>
          </table:table-cell>
          <table:table-cell/>
          <table:table-cell table:style-name="ce3" office:value-type="float" office:value="24" calcext:value-type="float">
            <text:p>24.0 h</text:p>
          </table:table-cell>
          <table:table-cell table:style-name="ce4" table:formula="of:=h_*[.D11]" office:value-type="currency" office:currency="CHF" office:value="1800" calcext:value-type="currency">
            <text:p>CHF 1'800.00</text:p>
          </table:table-cell>
          <table:table-cell table:style-name="ce5" office:value-type="float" office:value="0.2" calcext:value-type="float">
            <text:p>0.2</text:p>
          </table:table-cell>
          <table:table-cell table:style-name="ce4" table:formula="of:=0.2*[.E11]" office:value-type="currency" office:currency="CHF" office:value="360" calcext:value-type="currency">
            <text:p>CHF 360.00</text:p>
          </table:table-cell>
          <table:table-cell table:style-name="ce4"/>
          <table:table-cell table:number-columns-repeated="18"/>
          <table:table-cell table:style-name="ce13" office:value-type="string" calcext:value-type="string">
            <text:p>Sanitär</text:p>
          </table:table-cell>
          <table:table-cell table:style-name="ce13" table:number-columns-repeated="3"/>
          <table:table-cell/>
          <table:table-cell table:style-name="ce13" table:number-columns-repeated="2"/>
          <table:table-cell table:number-columns-repeated="991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3" office:value-type="float" office:value="24" calcext:value-type="float">
            <text:p>24.0 h</text:p>
          </table:table-cell>
          <table:table-cell table:style-name="ce4" table:formula="of:=h_*[.D13]" office:value-type="currency" office:currency="CHF" office:value="1800" calcext:value-type="currency">
            <text:p>CHF 1'800.00</text:p>
          </table:table-cell>
          <table:table-cell table:style-name="ce5" office:value-type="float" office:value="0.4" calcext:value-type="float">
            <text:p>0.4</text:p>
          </table:table-cell>
          <table:table-cell table:style-name="ce4" table:formula="of:=0.4*75*[.D13]" office:value-type="currency" office:currency="CHF" office:value="720" calcext:value-type="currency">
            <text:p>CHF 720.00</text:p>
          </table:table-cell>
          <table:table-cell table:style-name="ce4" table:formula="of:=75*[.D13]+[.G13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3" office:value-type="string" calcext:value-type="string">
            <text:p>Elektro ½</text:p>
          </table:table-cell>
          <table:table-cell table:style-name="ce13" table:number-columns-repeated="2"/>
          <table:table-cell table:number-columns-repeated="987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3" office:value-type="float" office:value="20" calcext:value-type="float">
            <text:p>20.0 h</text:p>
          </table:table-cell>
          <table:table-cell table:style-name="ce4" table:formula="of:=h_*[.D15]" office:value-type="currency" office:currency="CHF" office:value="1500" calcext:value-type="currency">
            <text:p>CHF 1'500.00</text:p>
          </table:table-cell>
          <table:table-cell table:style-name="ce5"/>
          <table:table-cell table:style-name="ce4"/>
          <table:table-cell table:style-name="ce4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3" office:value-type="string" calcext:value-type="string">
            <text:p>Isolation</text:p>
          </table:table-cell>
          <table:table-cell table:style-name="ce13" table:number-columns-repeated="4"/>
          <table:table-cell table:number-columns-repeated="980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WP Boiler</text:p>
          </table:table-cell>
          <table:table-cell/>
          <table:table-cell table:style-name="ce3"/>
          <table:table-cell table:style-name="ce4"/>
          <table:table-cell table:style-name="ce5"/>
          <table:table-cell table:style-name="ce4" office:value-type="currency" office:currency="CHF" office:value="2500" calcext:value-type="currency">
            <text:p>CHF 2'500.00</text:p>
          </table:table-cell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38"/>
          <table:table-cell table:style-name="ce13" office:value-type="string" calcext:value-type="string">
            <text:p>Kernbohrung</text:p>
          </table:table-cell>
          <table:table-cell table:style-name="ce13"/>
          <table:table-cell table:number-columns-repeated="976"/>
        </table:table-row>
        <table:table-row table:style-name="ro3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41"/>
          <table:table-cell table:style-name="ce13" office:value-type="string" calcext:value-type="string">
            <text:p>WP – Boiler</text:p>
          </table:table-cell>
          <table:table-cell table:style-name="ce13"/>
          <table:table-cell table:number-columns-repeated="973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odenheizung</text:p>
          </table:table-cell>
          <table:table-cell/>
          <table:table-cell table:style-name="ce3" office:value-type="string" calcext:value-type="string">
            <text:p>(80h)</text:p>
          </table:table-cell>
          <table:table-cell table:style-name="ce4"/>
          <table:table-cell table:style-name="ce5"/>
          <table:table-cell table:number-columns-repeated="3"/>
          <table:table-cell table:style-name="ce4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3" office:value-type="float" office:value="16" calcext:value-type="float">
            <text:p>16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44"/>
          <table:table-cell table:style-name="Default"/>
          <table:table-cell table:style-name="ce13" office:value-type="string" calcext:value-type="string">
            <text:p>B-Isolation</text:p>
          </table:table-cell>
          <table:table-cell table:style-name="ce13" table:number-columns-repeated="4"/>
          <table:table-cell table:number-columns-repeated="966"/>
        </table:table-row>
        <table:table-row table:style-name="ro3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44"/>
          <table:table-cell table:style-name="Default"/>
          <table:table-cell table:number-columns-repeated="7"/>
          <table:table-cell table:style-name="ce13" office:value-type="string" calcext:value-type="string">
            <text:p>B-Verteiler</text:p>
          </table:table-cell>
          <table:table-cell table:style-name="ce13"/>
          <table:table-cell table:number-columns-repeated="962"/>
        </table:table-row>
        <table:table-row table:style-name="ro3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table:number-columns-repeated="2"/>
          <table:table-cell table:number-columns-repeated="44"/>
          <table:table-cell table:style-name="Default"/>
          <table:table-cell table:number-columns-repeated="9"/>
          <table:table-cell table:style-name="ce13" office:value-type="string" calcext:value-type="string">
            <text:p>B-Rohre</text:p>
          </table:table-cell>
          <table:table-cell table:style-name="ce13"/>
          <table:table-cell table:number-columns-repeated="960"/>
        </table:table-row>
        <table:table-row table:style-name="ro3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3" office:value-type="float" office:value="8" calcext:value-type="float">
            <text:p>8.0 h</text:p>
          </table:table-cell>
          <table:table-cell table:style-name="ce4"/>
          <table:table-cell table:style-name="ce5"/>
          <table:table-cell table:style-name="ce4" office:value-type="currency" office:currency="CHF" office:value="1500" calcext:value-type="currency">
            <text:p>CHF 1'500.00</text:p>
          </table:table-cell>
          <table:table-cell table:style-name="ce4" table:formula="of:=75*[.D25]+[.G25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0" office:value-type="string" calcext:value-type="string">
            <text:p>B-Estrich</text:p>
          </table:table-cell>
          <table:table-cell table:style-name="ce13"/>
          <table:table-cell table:style-name="ce25" table:number-columns-repeated="2"/>
          <table:table-cell table:style-name="ce25" office:value-type="string" calcext:value-type="string">
            <text:p>Trocknen</text:p>
          </table:table-cell>
          <table:table-cell table:style-name="ce25"/>
          <table:table-cell table:style-name="ce27"/>
          <table:table-cell table:style-name="ce25" table:number-columns-repeated="6"/>
          <table:table-cell table:style-name="ce27"/>
          <table:table-cell table:style-name="ce30"/>
          <table:table-cell table:style-name="ce25" table:number-columns-repeated="5"/>
          <table:table-cell table:style-name="ce27"/>
          <table:table-cell table:style-name="ce25" table:number-columns-repeated="6"/>
          <table:table-cell table:style-name="ce27"/>
          <table:table-cell table:style-name="ce25" table:number-columns-repeated="6"/>
          <table:table-cell table:number-columns-repeated="952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üche</text:p>
          </table:table-cell>
          <table:table-cell/>
          <table:table-cell table:style-name="ce3" office:value-type="float" office:value="16" calcext:value-type="float">
            <text:p>16.0 h</text:p>
          </table:table-cell>
          <table:table-cell table:style-name="ce4"/>
          <table:table-cell table:style-name="ce5"/>
          <table:table-cell table:style-name="ce4" office:value-type="currency" office:currency="CHF" office:value="5000" calcext:value-type="currency">
            <text:p>CHF 5'000.00</text:p>
          </table:table-cell>
          <table:table-cell table:style-name="ce4"/>
          <table:table-cell table:number-columns-repeated="41"/>
          <table:table-cell table:style-name="ce127" office:value-type="string" calcext:value-type="string">
            <text:p>Küche</text:p>
          </table:table-cell>
          <table:table-cell table:style-name="ce13"/>
          <table:table-cell/>
          <table:table-cell table:style-name="ce10"/>
          <table:table-cell table:style-name="ce13" table:number-columns-repeated="2"/>
          <table:table-cell table:number-columns-repeated="969"/>
        </table:table-row>
        <table:table-row table:style-name="ro3" table:number-rows-repeated="16">
          <table:table-cell table:number-columns-repeated="3"/>
          <table:table-cell table:style-name="ce3"/>
          <table:table-cell table:style-name="ce4"/>
          <table:table-cell table:style-name="ce5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4"/>
          <table:table-cell table:style-name="ce5"/>
          <table:table-cell table:style-name="ce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ce3"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3">
          <table:table-cell table:number-columns-repeated="3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3" table:number-rows-repeated="58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Tabelle1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Tabelle1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</calcext:conditional-formats>
      </table:table>
      <table:table table:name="Isolation" table:style-name="ta1">
        <table:table-column table:style-name="co10" table:default-cell-style-name="ce58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4" table:default-cell-style-name="ce95"/>
        <table:table-column table:style-name="co4" table:number-columns-repeated="101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3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3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3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3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3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3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3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5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3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75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75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75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75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77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78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79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80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81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82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83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84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85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86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87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88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94"/>
          <table:table-cell table:number-columns-repeated="1016"/>
        </table:table-row>
        <table:table-row table:style-name="ro3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3:15:45.4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chwarzentruber</meta:initial-creator>
    <meta:creation-date>2019-03-15T17:41:05.710000000</meta:creation-date>
    <meta:generator>LibreOffice/6.0.7.3$Windows_X86_64 LibreOffice_project/dc89aa7a9eabfd848af146d5086077aeed2ae4a5</meta:generator>
    <dc:date>2019-03-28T18:30:20.090000000</dc:date>
    <dc:creator>Bruno Schwarzentruber</dc:creator>
    <meta:editing-duration>P8DT21H42M44S</meta:editing-duration>
    <meta:editing-cycles>15</meta:editing-cycles>
    <meta:document-statistic meta:table-count="2" meta:cell-count="604" meta:object-count="0"/>
  </office:meta>
</office:document-meta>
</file>